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7.694cm" fo:margin-left="1cm" table:align="left"/>
    </style:style>
    <style:style style:name="Tabla1.A" style:family="table-column">
      <style:table-column-properties style:column-width="1.695cm"/>
    </style:style>
    <style:style style:name="Tabla1.B" style:family="table-column">
      <style:table-column-properties style:column-width="0.425cm"/>
    </style:style>
    <style:style style:name="Tabla1.C" style:family="table-column">
      <style:table-column-properties style:column-width="5.574cm"/>
    </style:style>
    <style:style style:name="Tabla1.A1" style:family="table-cell">
      <style:table-cell-properties style:vertical-align="middle" fo:padding="0.049cm" fo:border="none"/>
    </style:style>
    <style:style style:name="P1" style:family="paragraph" style:parent-style-name="Quotations">
      <style:text-properties fo:font-style="itali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size="2pt" style:font-size-asian="2pt" style:font-size-complex="2pt"/>
    </style:style>
    <style:style style:name="P6" style:family="paragraph" style:parent-style-name="Text_20_body">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style:text-position="-33% 80%"/>
    </style:style>
    <style:style style:name="T5" style:family="text">
      <style:text-properties style:text-position="-33% 80%" fo:font-style="italic"/>
    </style:style>
    <style:style style:name="T6" style:family="text">
      <style:text-properties style:text-position="33% 80%"/>
    </style:style>
    <style:style style:name="T7" style:family="text">
      <style:text-properties style:text-position="33% 80%"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7.8 Bayesian Learning</text:h>
      <text:section text:style-name="Sect1" text:name="main">
        <text:p text:style-name="Text_20_body">Rather than choosing the most likely model or delineating the set of all models that are consistent with the training data, another approach is to compute the posterior probability of each model given the training examples. </text:p>
        <text:p text:style-name="Text_20_body">The idea of <text:span text:style-name="T1">Bayesian learning</text:span><text:bookmark text:name="id1"/> is to compute the posterior probability distribution of the target features of a new example conditioned on its input features and all of the training examples. </text:p>
        <text:p text:style-name="Text_20_body">Suppose a new case has inputs <text:span text:style-name="T2">X=x</text:span> and has target features, <text:span text:style-name="T2">Y</text:span>; the aim is to compute <text:span text:style-name="T2">P(Y|X=x∧</text:span><text:span text:style-name="T3">e</text:span><text:span text:style-name="T2">)</text:span>, where <text:span text:style-name="T3">e</text:span> is the set of training examples. This is the probability distribution of the target variables given the particular inputs and the examples. The role of a model is to be the assumed generator of the examples. If we let <text:span text:style-name="T2">M</text:span> be a set of disjoint and covering models, then <text:a xlink:type="simple" xlink:href="http://artint.info/html/ArtInt_141.html#cases-prop-it" text:style-name="Internet_20_link" text:visited-style-name="Visited_20_Internet_20_Link">reasoning by cases</text:a> and the chain rule give </text:p>
        <table:table table:name="Tabla1" table:style-name="Tabla1">
          <table:table-column table:style-name="Tabla1.A"/>
          <table:table-column table:style-name="Tabla1.B"/>
          <table:table-column table:style-name="Tabla1.C"/>
          <table:table-row>
            <table:table-cell table:style-name="Tabla1.A1" office:value-type="string">
              <text:p text:style-name="P2">P(Y|x∧<text:span text:style-name="T1">e</text:span>)</text:p>
            </table:table-cell>
            <table:table-cell table:style-name="Tabla1.A1" office:value-type="string">
              <text:p text:style-name="P3">=</text:p>
            </table:table-cell>
            <table:table-cell table:style-name="Tabla1.A1" office:value-type="string">
              <text:p text:style-name="P4">∑<text:span text:style-name="T4">m∈M</text:span> P(Y ∧m |x∧<text:span text:style-name="T1">e</text:span>)</text:p>
            </table:table-cell>
          </table:table-row>
          <table:table-row>
            <table:table-cell table:style-name="Tabla1.A1" office:value-type="string">
              <text:p text:style-name="P5"/>
            </table:table-cell>
            <table:table-cell table:style-name="Tabla1.A1" office:value-type="string">
              <text:p text:style-name="P3">=</text:p>
            </table:table-cell>
            <table:table-cell table:style-name="Tabla1.A1" office:value-type="string">
              <text:p text:style-name="P4">∑<text:span text:style-name="T4">m∈M</text:span> P(Y | m ∧x∧<text:span text:style-name="T1">e</text:span>) ×P(m|x∧<text:span text:style-name="T1">e</text:span>)</text:p>
            </table:table-cell>
          </table:table-row>
          <table:table-row>
            <table:table-cell table:style-name="Tabla1.A1" office:value-type="string">
              <text:p text:style-name="P5"/>
            </table:table-cell>
            <table:table-cell table:style-name="Tabla1.A1" office:value-type="string">
              <text:p text:style-name="P3">=</text:p>
            </table:table-cell>
            <table:table-cell table:style-name="Tabla1.A1" office:value-type="string">
              <text:p text:style-name="P4">∑<text:span text:style-name="T4">m∈M</text:span> P(Y | m ∧x) ×P(m|<text:span text:style-name="T1">e</text:span>) . </text:p>
            </table:table-cell>
          </table:table-row>
        </table:table>
        <text:p text:style-name="Text_20_body">The first two equalities are theorems from the <text:a xlink:type="simple" xlink:href="http://artint.info/html/ArtInt_141.html" text:style-name="Internet_20_link" text:visited-style-name="Visited_20_Internet_20_Link">definition of probability</text:a>. The last equality makes two assumptions: the model includes all of the information about the examples that is necessary for a particular prediction [i.e., <text:span text:style-name="T2">P(Y | m ∧x∧</text:span><text:span text:style-name="T3">e</text:span><text:span text:style-name="T2">)= P(Y | m ∧x) </text:span>], and the model does not change depending on the inputs of the new example [i.e., <text:span text:style-name="T2">P(m|x∧</text:span><text:span text:style-name="T3">e</text:span><text:span text:style-name="T2">)= P(m|</text:span><text:span text:style-name="T3">e</text:span><text:span text:style-name="T2">)</text:span>]. This formula says that we average over the prediction of all of the models, where each model is weighted by its posterior probability given the examples. </text:p>
        <text:p text:style-name="Text_20_body"><text:span text:style-name="T2">P(m|</text:span><text:span text:style-name="T3">e</text:span><text:span text:style-name="T2">)</text:span> can be computed using Bayes' rule: </text:p>
        <text:p text:style-name="P1">P(m|<text:span text:style-name="T1">e</text:span>) = (P(<text:span text:style-name="T1">e</text:span>|m)×P(m))/(P(<text:span text:style-name="T1">e</text:span>)) .</text:p>
        <text:p text:style-name="Text_20_body">Thus, the weight of each model depends on how well it predicts the data (the likelihood) and its prior probability. The denominator, <text:span text:style-name="T2">P(</text:span><text:span text:style-name="T3">e</text:span><text:span text:style-name="T2">)</text:span>, is a normalizing constant to make sure the posterior probabilities of the models sum to 1. Computing <text:span text:style-name="T2">P(</text:span><text:span text:style-name="T3">e</text:span><text:span text:style-name="T2">)</text:span> can be very difficult when there are many models. </text:p>
        <text:p text:style-name="Text_20_body">A set <text:span text:style-name="T2">{e</text:span><text:span text:style-name="T5">1</text:span><text:span text:style-name="T2">,...,e</text:span><text:span text:style-name="T5">k</text:span><text:span text:style-name="T2">}</text:span> of examples are <text:span text:style-name="T1">i.i.d. (independent and identically distributed)</text:span><text:bookmark text:name="id2"/>, where the distribution is given by model <text:span text:style-name="T2">m</text:span> if, for all <text:span text:style-name="T2">i</text:span> and <text:span text:style-name="T2">j</text:span>, examples <text:span text:style-name="T2">e</text:span><text:span text:style-name="T5">i</text:span> and <text:span text:style-name="T2">e</text:span><text:span text:style-name="T5">j</text:span> are independent given <text:span text:style-name="T2">m</text:span>, which means <text:span text:style-name="T2">P(e</text:span><text:span text:style-name="T5">i</text:span><text:span text:style-name="T2">∧e</text:span><text:span text:style-name="T5">j</text:span><text:span text:style-name="T2">|m)=P(e</text:span><text:span text:style-name="T5">i</text:span><text:span text:style-name="T2">|m)×P(e</text:span><text:span text:style-name="T5">j</text:span><text:span text:style-name="T2">|m)</text:span>. We usually assume that the examples are i.i.d. </text:p>
        <text:p text:style-name="Text_20_body">Suppose the set of training examples <text:span text:style-name="T3">e</text:span> is <text:span text:style-name="T2">{e</text:span><text:span text:style-name="T5">1</text:span><text:span text:style-name="T2">,...,e</text:span><text:span text:style-name="T5">k</text:span><text:span text:style-name="T2">}</text:span>. That is, <text:span text:style-name="T3">e</text:span> is the conjunction of the <text:span text:style-name="T2">e</text:span><text:span text:style-name="T5">i</text:span>, because all of the examples have been observed to be true. The assumption that the examples are i.i.d. implies </text:p>
        <text:p text:style-name="P1">P(<text:span text:style-name="T1">e</text:span>|m) = ∏<text:span text:style-name="T4">i=1</text:span><text:span text:style-name="T6">k</text:span> P(e<text:span text:style-name="T4">i</text:span>|m) .</text:p>
        <text:p text:style-name="Text_20_body"><text:soft-page-break/>The set of models may include structurally different models in addition to models that differ in the values of the parameters. One of the techniques of Bayesian learning is to make the parameters of the model explicit and to determine the distribution over the parameters. </text:p>
        <text:p text:style-name="Text_20_body"><text:span text:style-name="T1">Example 7.30: </text:span><text:bookmark text:name="proba-ex"/>Consider the simplest learning task under uncertainty. Suppose there is a single Boolean random variable, <text:span text:style-name="T2">Y</text:span>. One of two outcomes, <text:span text:style-name="T2">a</text:span> and <text:span text:style-name="T2">¬a</text:span>, occurs for each example. We want to learn the probability distribution of <text:span text:style-name="T2">Y</text:span> given some examples. </text:p>
        <text:p text:style-name="Text_20_body"><text:soft-page-break/>There is a single parameter, <text:span text:style-name="T2">φ</text:span>, that determines the set of all models. Suppose that <text:span text:style-name="T2">φ</text:span> represents the probability of <text:span text:style-name="T2">Y=true</text:span>. We treat this parameter as a real-valued random variable on the interval <text:span text:style-name="T2">[0,1]</text:span>. Thus, by definition of <text:span text:style-name="T2">φ</text:span>, <text:span text:style-name="T2">P(a|φ)=φ</text:span> and <text:span text:style-name="T2">P(¬a|φ)=1-φ</text:span>. </text:p>
        <text:p text:style-name="Text_20_body">Suppose an agent has no prior information about the probability of Boolean variable <text:span text:style-name="T2">Y</text:span> and no knowledge beyond the training examples. This ignorance can be modeled by having the prior probability distribution of the variable <text:span text:style-name="T2">φ</text:span> as a uniform distribution over the interval <text:span text:style-name="T2">[0,1]</text:span>. This is the the probability density function labeled <text:span text:style-name="T2">n</text:span><text:span text:style-name="T5">0</text:span><text:span text:style-name="T2">=0, n</text:span><text:span text:style-name="T5">1</text:span><text:span text:style-name="T2">=0</text:span> in <text:a xlink:type="simple" xlink:href="http://artint.info/html/ArtInt_196.html#BayesLearn-fig" text:style-name="Internet_20_link" text:visited-style-name="Visited_20_Internet_20_Link">Figure </text:a><text:a xlink:type="simple" xlink:href="http://artint.info/html/ArtInt_196.html#BayesLearn-fig" text:style-name="Internet_20_link" text:visited-style-name="Visited_20_Internet_20_Link">7.15</text:a>. </text:p>
        <text:p text:style-name="Text_20_body">We can update the probability distribution of <text:span text:style-name="T2">φ</text:span> given some examples. Assume that the examples, obtained by running a number of independent experiments, are a particular sequence of outcomes that consists of <text:span text:style-name="T2">n</text:span><text:span text:style-name="T5">0</text:span> cases where <text:span text:style-name="T2">Y</text:span> is false and <text:span text:style-name="T2">n</text:span><text:span text:style-name="T5">1</text:span> cases where <text:span text:style-name="T2">Y</text:span> is true. </text:p>
        <text:p text:style-name="Horizontal_20_Line"/>
        <text:p text:style-name="P6"><draw:frame draw:style-name="fr1" draw:name="Imagen1" text:anchor-type="as-char" svg:width="1.997cm" svg:height="0.998cm" draw:z-index="0"><draw:image xlink:href="http://artint.info/figures/ch07/BayesLearn.gif" xlink:type="simple" xlink:show="embed" xlink:actuate="onLoad"/><svg:title>figures/ch07/BayesLearn.gif</svg:title></draw:frame> </text:p>
        <text:p text:style-name="P6">Figure 7.15: Beta distribution based on different samples</text:p>
        <text:p text:style-name="Horizontal_20_Line"><text:bookmark text:name="BayesLearn-fig"/></text:p>
        <text:p text:style-name="Text_20_body">The posterior distribution for <text:span text:style-name="T2">φ</text:span> given the training examples can be derived by Bayes' rule. Let the examples <text:span text:style-name="T3">e</text:span> be the particular sequence of observation that resulted in <text:span text:style-name="T2">n</text:span><text:span text:style-name="T5">1</text:span> occurrences of <text:span text:style-name="T2">Y=true</text:span> and <text:span text:style-name="T2">n</text:span><text:span text:style-name="T5">0</text:span> occurrences of <text:span text:style-name="T2">Y=false</text:span>. Bayes' rule gives us </text:p>
        <text:p text:style-name="P1">P(φ|<text:span text:style-name="T1">e</text:span>)=(P(<text:span text:style-name="T1">e</text:span>|φ)×P(φ))/(P(<text:span text:style-name="T1">e</text:span>)) .</text:p>
        <text:p text:style-name="Text_20_body">The denominator is a normalizing constant to make sure the area under the curve is 1. </text:p>
        <text:p text:style-name="Text_20_body">Given that the examples are i.i.d., </text:p>
        <text:p text:style-name="P1">P(<text:span text:style-name="T1">e</text:span>|φ)=φ<text:span text:style-name="T6">n</text:span><text:span text:style-name="T4">1</text:span>×(1-φ)<text:span text:style-name="T6">n</text:span><text:span text:style-name="T4">0</text:span></text:p>
        <text:p text:style-name="Text_20_body">because there are <text:span text:style-name="T2">n</text:span><text:span text:style-name="T5">0</text:span> cases where <text:span text:style-name="T2">Y=false</text:span>, each with a probability of <text:span text:style-name="T2">1-φ</text:span>, and <text:span text:style-name="T2">n</text:span><text:span text:style-name="T5">1</text:span> cases where <text:span text:style-name="T2">Y=true</text:span>, each with a probability of <text:span text:style-name="T2">φ</text:span>. </text:p>
        <text:p text:style-name="Text_20_body">One possible prior probability, <text:span text:style-name="T2">P(φ)</text:span>, is a uniform distribution on the interval <text:span text:style-name="T2">[0,1]</text:span>. This would be reasonable when the agent has no prior information about the probability. </text:p>
        <text:p text:style-name="Text_20_body"><text:a xlink:type="simple" xlink:href="http://artint.info/html/ArtInt_196.html#BayesLearn-fig" text:style-name="Internet_20_link" text:visited-style-name="Visited_20_Internet_20_Link">Figure </text:a><text:a xlink:type="simple" xlink:href="http://artint.info/html/ArtInt_196.html#BayesLearn-fig" text:style-name="Internet_20_link" text:visited-style-name="Visited_20_Internet_20_Link">7.15</text:a> gives some posterior distributions of the variable <text:span text:style-name="T2">φ</text:span> based on different sample sizes, and given a uniform prior. The cases are <text:span text:style-name="T2">(n</text:span><text:span text:style-name="T5">0</text:span><text:span text:style-name="T2">=1, n</text:span><text:span text:style-name="T5">1</text:span><text:span text:style-name="T2">=2)</text:span>, <text:span text:style-name="T2">(n</text:span><text:span text:style-name="T5">0</text:span><text:span text:style-name="T2">=2, n</text:span><text:span text:style-name="T5">1</text:span><text:span text:style-name="T2">=4)</text:span>, and <text:span text:style-name="T2">(n</text:span><text:span text:style-name="T5">0</text:span><text:span text:style-name="T2">=4, n</text:span><text:span text:style-name="T5">1</text:span><text:span text:style-name="T2">=8)</text:span>. Each of these peak at the same place, namely at <text:span text:style-name="T2">(2)/(3)</text:span>. More training examples make the curve sharper. </text:p>
        <text:p text:style-name="Text_20_body">The distribution of this example is known as the <text:span text:style-name="T1">beta distribution</text:span><text:bookmark text:name="beta-distribution"/>; it is parametrized by two counts, <text:span text:style-name="T2">α</text:span><text:span text:style-name="T5">0</text:span> and <text:span text:style-name="T2">α</text:span><text:span text:style-name="T5">1</text:span>, and a probability <text:span text:style-name="T2">p</text:span>. Traditionally, the <text:span text:style-name="T2">α</text:span><text:span text:style-name="T5">i</text:span> parameters for the beta distribution are one more than the counts; thus, <text:span text:style-name="T2">α</text:span><text:span text:style-name="T5">i</text:span><text:span text:style-name="T2">=n</text:span><text:span text:style-name="T5">i</text:span><text:span text:style-name="T2">+1</text:span>. The beta distribution is </text:p>
        <text:p text:style-name="P1">Beta<text:span text:style-name="T6">α</text:span><text:span text:style-name="T4">0</text:span><text:span text:style-name="T6">,α</text:span><text:span text:style-name="T4">1</text:span>(p)=(1)/(K) p<text:span text:style-name="T6">α</text:span><text:span text:style-name="T4">1</text:span><text:span text:style-name="T6">-1</text:span>×(1-p)<text:span text:style-name="T6">α</text:span><text:span text:style-name="T4">0</text:span><text:span text:style-name="T6">-1</text:span></text:p>
        <text:p text:style-name="Text_20_body"><text:soft-page-break/>where <text:span text:style-name="T2">K</text:span> is a normalizing constant that ensures the integral over all values is 1. Thus, the uniform distribution on <text:span text:style-name="T2">[0,1]</text:span> is the beta distribution <text:span text:style-name="T2">Beta</text:span><text:span text:style-name="T7">1,1</text:span>. </text:p>
        <text:p text:style-name="Text_20_body">The generalization of the beta distribution to more than two parameters is known as the Dirichlet distribution. The <text:span text:style-name="T1">Dirichlet distribution</text:span><text:bookmark text:name="Dirichlet-distribution"/> with two sorts of parameters, the "counts" <text:span text:style-name="T2">α</text:span><text:span text:style-name="T5">1</text:span><text:span text:style-name="T2">,...,α</text:span><text:span text:style-name="T5">k</text:span>, and the probability parameters <text:span text:style-name="T2">p</text:span><text:span text:style-name="T5">1</text:span><text:span text:style-name="T2">,...,p</text:span><text:span text:style-name="T5">k</text:span>, is </text:p>
        <text:p text:style-name="P1">Dirichlet<text:span text:style-name="T6">α</text:span><text:span text:style-name="T4">1</text:span><text:span text:style-name="T6">,...,α</text:span><text:span text:style-name="T4">k</text:span>(p<text:span text:style-name="T4">1</text:span>,...,p<text:span text:style-name="T4">k</text:span>) = (1)/(K) ∏<text:span text:style-name="T4">j=1</text:span><text:span text:style-name="T6">k</text:span> p<text:span text:style-name="T4">j</text:span><text:span text:style-name="T6">α</text:span><text:span text:style-name="T4">j</text:span><text:span text:style-name="T6">-1</text:span></text:p>
        <text:p text:style-name="Text_20_body">where <text:span text:style-name="T2">K</text:span> is a normalizing constant that ensures the integral over all values is 1; <text:span text:style-name="T2">p</text:span><text:span text:style-name="T5">i</text:span> is the probability of the <text:span text:style-name="T2">i</text:span>th outcome (and so <text:span text:style-name="T2">0 ≤ p</text:span><text:span text:style-name="T5">i</text:span><text:span text:style-name="T2"> ≤ 1</text:span>) and <text:span text:style-name="T2">α</text:span><text:span text:style-name="T5">i</text:span> is one more than the count of the <text:span text:style-name="T2">i</text:span>th outcome. That is, <text:span text:style-name="T2">α</text:span><text:span text:style-name="T5">i</text:span><text:span text:style-name="T2">=n</text:span><text:span text:style-name="T5">i</text:span><text:span text:style-name="T2">+1</text:span>. The Dirichlet distribution looks like <text:a xlink:type="simple" xlink:href="http://artint.info/html/ArtInt_196.html#BayesLearn-fig" text:style-name="Internet_20_link" text:visited-style-name="Visited_20_Internet_20_Link">Figure </text:a><text:a xlink:type="simple" xlink:href="http://artint.info/html/ArtInt_196.html#BayesLearn-fig" text:style-name="Internet_20_link" text:visited-style-name="Visited_20_Internet_20_Link">7.15</text:a> along each dimension (i.e., as each <text:span text:style-name="T2">p</text:span><text:span text:style-name="T5">j</text:span> varies between 0 and 1). </text:p>
        <text:p text:style-name="Text_20_body">For many cases, summing over all models weighted by their posterior distribution is difficult, because the models may be complicated (e.g., if they are decision trees or even belief networks). However, for the Dirichlet distribution, the expected value for outcome <text:span text:style-name="T2">i</text:span> (averaging over all <text:span text:style-name="T2">p</text:span><text:span text:style-name="T5">j</text:span>'s) is </text:p>
        <text:p text:style-name="P1">(α<text:span text:style-name="T4">i</text:span>)/(∑<text:span text:style-name="T4">j</text:span> α<text:span text:style-name="T4">j</text:span>) .</text:p>
        <text:p text:style-name="Text_20_body">The reason that the <text:span text:style-name="T2">α</text:span><text:span text:style-name="T5">i</text:span> parameters are one more than the counts is to make this formula simple. This fraction is well defined only when the <text:span text:style-name="T2">α</text:span><text:span text:style-name="T5">j</text:span> are all non-negative and not all are zero. </text:p>
        <text:p text:style-name="Text_20_body"><text:span text:style-name="T1">Example 7.31: </text:span>Consider <text:a xlink:type="simple" xlink:href="http://artint.info/html/ArtInt_196.html#proba-ex" text:style-name="Internet_20_link" text:visited-style-name="Visited_20_Internet_20_Link">Example </text:a><text:a xlink:type="simple" xlink:href="http://artint.info/html/ArtInt_196.html#proba-ex" text:style-name="Internet_20_link" text:visited-style-name="Visited_20_Internet_20_Link">7.30</text:a>, which determines the value of <text:span text:style-name="T2">φ</text:span> based on a sequence of observations made up of <text:span text:style-name="T2">n</text:span><text:span text:style-name="T5">0</text:span> cases where <text:span text:style-name="T2">Y</text:span> is false and <text:span text:style-name="T2">n</text:span><text:span text:style-name="T5">1</text:span> cases where <text:span text:style-name="T2">Y</text:span> is true. Consider the posterior distribution as shown in <text:a xlink:type="simple" xlink:href="http://artint.info/html/ArtInt_196.html#BayesLearn-fig" text:style-name="Internet_20_link" text:visited-style-name="Visited_20_Internet_20_Link">Figure </text:a><text:a xlink:type="simple" xlink:href="http://artint.info/html/ArtInt_196.html#BayesLearn-fig" text:style-name="Internet_20_link" text:visited-style-name="Visited_20_Internet_20_Link">7.15</text:a>. What is interesting about this is that, whereas the most likely posterior value of <text:span text:style-name="T2">φ</text:span> is <text:span text:style-name="T2">(n</text:span><text:span text:style-name="T5">1</text:span><text:span text:style-name="T2">)/(n</text:span><text:span text:style-name="T5">0</text:span><text:span text:style-name="T2">+n</text:span><text:span text:style-name="T5">1</text:span><text:span text:style-name="T2">)</text:span>, the <text:a xlink:type="simple" xlink:href="http://artint.info/html/ArtInt_145.html" text:style-name="Internet_20_link" text:visited-style-name="Visited_20_Internet_20_Link">expected value</text:a> of this distribution is <text:span text:style-name="T2">(n</text:span><text:span text:style-name="T5">1</text:span><text:span text:style-name="T2">+1)/(n</text:span><text:span text:style-name="T5">0</text:span><text:span text:style-name="T2">+n</text:span><text:span text:style-name="T5">1</text:span><text:span text:style-name="T2">+2)</text:span>. </text:p>
        <text:p text:style-name="Text_20_body">Thus, the expected value of the <text:span text:style-name="T2">n</text:span><text:span text:style-name="T5">0</text:span><text:span text:style-name="T2">=1, n</text:span><text:span text:style-name="T5">1</text:span><text:span text:style-name="T2">=2</text:span> curve is <text:span text:style-name="T2">(3)/(5)</text:span>, for the <text:span text:style-name="T2">n</text:span><text:span text:style-name="T5">0</text:span><text:span text:style-name="T2">=2, n</text:span><text:span text:style-name="T5">1</text:span><text:span text:style-name="T2">=4</text:span> case the expected value is <text:span text:style-name="T2">(5)/(8)</text:span>, and for the <text:span text:style-name="T2">n</text:span><text:span text:style-name="T5">0</text:span><text:span text:style-name="T2">=4, n</text:span><text:span text:style-name="T5">1</text:span><text:span text:style-name="T2">=8</text:span> case it is <text:span text:style-name="T2">(9)/(14)</text:span>. As the learner gets more training examples, this value approaches <text:span text:style-name="T2">(n)/(m)</text:span>. </text:p>
        <text:p text:style-name="Text_20_body">This estimate is better than <text:span text:style-name="T2">(n)/(m)</text:span> for a number of reasons. First, it tells us what to do if the learning agent has no examples: Use the uniform prior of <text:span text:style-name="T2">(1)/(2)</text:span>. This is the expected value of the <text:span text:style-name="T2">n=0, m=0</text:span> case. Second, consider the case where <text:span text:style-name="T2">n=0</text:span> and <text:span text:style-name="T2">m=3</text:span>. The agent should not use <text:span text:style-name="T2">P(y)=0</text:span>, because this says that <text:span text:style-name="T2">Y</text:span> is impossible, and it certainly does not have evidence for this! The expected value of this curve with a uniform prior is <text:span text:style-name="T2">(1)/(5)</text:span>. </text:p>
        <text:p text:style-name="Text_20_body">An agent does not have to start with a uniform prior; it can start with any prior distribution. If the agent starts with a prior that is a Dirichlet distribution, its posterior will be a Dirichlet distribution. The posterior distribution can be obtained by adding the observed counts to the <text:span text:style-name="T2">α</text:span><text:span text:style-name="T5">i</text:span> parameters of the prior distribution. </text:p>
        <text:p text:style-name="Text_20_body"><text:soft-page-break/>The i.i.d. assumption can be represented as a belief network, where each of the <text:span text:style-name="T2">e</text:span><text:span text:style-name="T5">i</text:span> are independent given model <text:span text:style-name="T2">m</text:span>. This independence assumption can be represented by the belief network shown on the left side of <text:a xlink:type="simple" xlink:href="http://artint.info/html/ArtInt_196.html#plate-fig" text:style-name="Internet_20_link" text:visited-style-name="Visited_20_Internet_20_Link">Figure </text:a><text:a xlink:type="simple" xlink:href="http://artint.info/html/ArtInt_196.html#plate-fig" text:style-name="Internet_20_link" text:visited-style-name="Visited_20_Internet_20_Link">7.16</text:a>. </text:p>
        <text:p text:style-name="Horizontal_20_Line"/>
        <text:p text:style-name="P6"><draw:frame draw:style-name="fr1" draw:name="Imagen2" text:anchor-type="as-char" svg:width="1.997cm" svg:height="0.998cm" draw:z-index="1"><draw:image xlink:href="http://artint.info/figures/ch07/plate.png" xlink:type="simple" xlink:show="embed" xlink:actuate="onLoad"/><svg:title>figures/ch07/plate.png</svg:title></draw:frame> </text:p>
        <text:p text:style-name="P6">Figure 7.16: Belief network and plate models of Bayesian learning</text:p>
        <text:p text:style-name="Horizontal_20_Line"><text:bookmark text:name="plate-fig"/></text:p>
        <text:p text:style-name="Text_20_body">If <text:span text:style-name="T2">m</text:span> is made into a discrete variable, any of the inference methods of the previous chapter can be used for inference in this network. A standard reasoning technique in such a network is to condition on all of the observed <text:span text:style-name="T2">e</text:span><text:span text:style-name="T5">i</text:span> and to query the model variable or an unobserved <text:span text:style-name="T2">e</text:span><text:span text:style-name="T5">i</text:span> variable. </text:p>
        <text:p text:style-name="Text_20_body">The problem with specifying a belief network for a learning problem is that the model grows with the number of observations. Such a network can be specified before any observations have been received by using a <text:span text:style-name="T1">plate model</text:span><text:bookmark text:name="plate-model-ref"/>. A plate model specifies what variables will be used in the model and what will be repeated in the observations. The right side of <text:a xlink:type="simple" xlink:href="http://artint.info/html/ArtInt_196.html#plate-fig" text:style-name="Internet_20_link" text:visited-style-name="Visited_20_Internet_20_Link">Figure </text:a><text:a xlink:type="simple" xlink:href="http://artint.info/html/ArtInt_196.html#plate-fig" text:style-name="Internet_20_link" text:visited-style-name="Visited_20_Internet_20_Link">7.16</text:a> shows a plate model that represents the same information as the left side. The plate is drawn as a rectangle that contains some nodes, and an index (drawn on the bottom right of the plate). The nodes in the plate are indexed by the index. In the plate model, there are multiple copies of the variables in the plate, one for each value of the index. The intuition is that there is a pile of plates, one for each value of the index. The number of plates can be varied depending on the number of observations and what is queried. In this figure, all of the nodes in the plate share a common parent. The probability of each copy of a variable in a plate given the parents is the same for each index. </text:p>
        <text:p text:style-name="Text_20_body">A plate model lets us specify more complex relationships between the variables. In a <text:span text:style-name="T1">hierarchical Bayesian model</text:span><text:bookmark text:name="hier-bayes-secn"/>, the parameters of the model can depend on other parameters. Such a model is hierarchical in the sense that some parameters can depend on other parameters. </text:p>
        <text:p text:style-name="Text_20_body"><text:span text:style-name="T1">Example 7.32: </text:span>Suppose a diagnostic assistant agent wants to model the probability that a particular patient in a hospital is sick with the flu before symptoms have been observed for this patient. This prior information about the patient can be combined with the observed symptoms of the patient. The agent wants to learn this probability, based on the statistics about other patients in the same hospital and about patients at different hospitals. This problem can range from the cases where a lot of data exists about the current hospital (in which case, presumably, that data should be used) to the case where there is no data about the particular hospital that the patient is in. A hierarchical Bayesian model can be used to combine the statistics about the particular hospital the patient is in with the statistics about the other hospitals. </text:p>
        <text:p text:style-name="Text_20_body">Suppose that for patient <text:span text:style-name="T2">X</text:span> in hospital <text:span text:style-name="T2">H</text:span> there is a random variable <text:span text:style-name="T2">S</text:span><text:span text:style-name="T5">HX</text:span> that is true when the patient is sick with the flu. (Assume that the patient identification number and the hospital uniquely determine the patient.) There is a value <text:span text:style-name="T2">φ</text:span><text:span text:style-name="T5">H</text:span> for each hospital <text:span text:style-name="T2">H</text:span> that will be used for the prior probability of being sick with the flu for each patient in <text:span text:style-name="T2">H</text:span>. In a Bayesian model, <text:span text:style-name="T2">φ</text:span><text:span text:style-name="T5">H</text:span> is treated as a real-valued random variable with domain <text:span text:style-name="T2">[0,1]</text:span>. <text:span text:style-name="T2">S</text:span><text:span text:style-name="T5">HX</text:span> depends on <text:span text:style-name="T2">φ</text:span><text:span text:style-name="T5">H</text:span>, with <text:span text:style-name="T2">P(S</text:span><text:span text:style-name="T5">HX</text:span><text:span text:style-name="T2">|φ</text:span><text:span text:style-name="T5">H</text:span><text:span text:style-name="T2">)=φ</text:span><text:span text:style-name="T5">H</text:span>. Assume <text:soft-page-break/>that <text:span text:style-name="T2">φ</text:span><text:span text:style-name="T5">H</text:span> is distributed according to a <text:a xlink:type="simple" xlink:href="http://artint.info/html/ArtInt_196.html#beta-distribution" text:style-name="Internet_20_link" text:visited-style-name="Visited_20_Internet_20_Link">beta distribution</text:a>. We don't assume that <text:span text:style-name="T2">φ</text:span><text:span text:style-name="T5">hi</text:span> and <text:span text:style-name="T2">φ</text:span><text:span text:style-name="T5">h2</text:span> are independent of each other, but depend on <text:span text:style-name="T1">hyperparameters</text:span><text:bookmark text:name="id10"/>. The hyperparameters can be the prior counts <text:span text:style-name="T2">α</text:span><text:span text:style-name="T5">0</text:span> and <text:span text:style-name="T2">α</text:span><text:span text:style-name="T5">1</text:span>. The parameters depend on the hyperparameters in terms of the conditional probability <text:span text:style-name="T2">P(φ</text:span><text:span text:style-name="T5">hi</text:span><text:span text:style-name="T2">|α</text:span><text:span text:style-name="T5">0</text:span><text:span text:style-name="T2">,α</text:span><text:span text:style-name="T5">1</text:span><text:span text:style-name="T2">)= Beta</text:span><text:span text:style-name="T7">α</text:span><text:span text:style-name="T5">0</text:span><text:span text:style-name="T7">,α</text:span><text:span text:style-name="T5">1</text:span><text:span text:style-name="T2">(φ</text:span><text:span text:style-name="T5">hi</text:span><text:span text:style-name="T2">)</text:span>; <text:span text:style-name="T2">α</text:span><text:span text:style-name="T5">0</text:span> and <text:span text:style-name="T2">α</text:span><text:span text:style-name="T5">1</text:span> are real-valued random variables, which require some prior distribution. </text:p>
        <text:p text:style-name="Horizontal_20_Line"/>
        <text:p text:style-name="P6"><draw:frame draw:style-name="fr1" draw:name="Imagen3" text:anchor-type="as-char" svg:width="1.997cm" svg:height="0.998cm" draw:z-index="2"><draw:image xlink:href="http://artint.info/figures/ch07/plate-hier-bayes.png" xlink:type="simple" xlink:show="embed" xlink:actuate="onLoad"/><svg:title>figures/ch07/plate-hier-bayes.png</svg:title></draw:frame> </text:p>
        <text:p text:style-name="P6">Figure 7.17: Hierarchical Bayesian model</text:p>
        <text:p text:style-name="Horizontal_20_Line"><text:bookmark text:name="plate-hier-bayes-fig"/></text:p>
        <text:p text:style-name="Text_20_body">The plate model and the corresponding belief network are shown in <text:a xlink:type="simple" xlink:href="http://artint.info/html/ArtInt_196.html#plate-hier-bayes-fig" text:style-name="Internet_20_link" text:visited-style-name="Visited_20_Internet_20_Link">Figure </text:a><text:a xlink:type="simple" xlink:href="http://artint.info/html/ArtInt_196.html#plate-hier-bayes-fig" text:style-name="Internet_20_link" text:visited-style-name="Visited_20_Internet_20_Link">7.17</text:a>. Part (a) shows the plate model, where there is a copy of the outside plate for each hospital and a copy of the inside plate for each patient in the hospital. Part of the resulting belief network is shown in part (b). Observing some of the <text:span text:style-name="T2">S</text:span><text:span text:style-name="T5">HX</text:span> will affect the <text:span text:style-name="T2">φ</text:span><text:span text:style-name="T5">H</text:span> and so <text:span text:style-name="T2">α</text:span><text:span text:style-name="T5">0</text:span> and <text:span text:style-name="T2">α</text:span><text:span text:style-name="T5">1</text:span>, which will in turn affect the other <text:span text:style-name="T2">φ</text:span><text:span text:style-name="T5">H</text:span> variables and the unobserved <text:span text:style-name="T2">S</text:span><text:span text:style-name="T5">HX</text:span> variables. </text:p>
        <text:p text:style-name="Text_20_body">Sophisticated methods exist to evaluate such networks. However, if the variables are made discrete, any of the methods of the previous chapter can be used. </text:p>
        <text:p text:style-name="Text_20_body">In addition to using the posterior distribution of <text:span text:style-name="T2">φ</text:span> to derive the expected value, we can use it to answer other questions such as: What is the probability that the posterior probability of <text:span text:style-name="T2">φ</text:span> is in the range <text:span text:style-name="T2">[a,b]</text:span>? In other words, derive <text:span text:style-name="T2">P((φ ≥ a ∧φ ≤ b) | e)</text:span>. This is the problem that the Reverend Thomas Bayes solved more than 200 years ago <text:a xlink:type="simple" xlink:href="http://artint.info/html/ArtInt_350.html#reason:Bayes63a" text:style-name="Internet_20_link" text:visited-style-name="Visited_20_Internet_20_Link">[Bayes(1763)]</text:a>. The solution he gave - although in much more cumbersome notation - was </text:p>
        <text:p text:style-name="P1">(∫<text:span text:style-name="T4">a</text:span><text:span text:style-name="T6">b</text:span> p<text:span text:style-name="T6">n</text:span>×(1-p)<text:span text:style-name="T6">m-n</text:span>)/(∫<text:span text:style-name="T4">0</text:span><text:span text:style-name="T6">1</text:span> p<text:span text:style-name="T6">n</text:span>×(1-p)<text:span text:style-name="T6">m-n</text:span>) .</text:p>
        <text:p text:style-name="Text_20_body">This kind of knowledge is used in surveys when it may be reported that a survey is correct with an error of at most <text:span text:style-name="T2">5%</text:span>, <text:span text:style-name="T2">19</text:span> times out of <text:span text:style-name="T2">20</text:span>. It is also the same type of information that is used by probably approximately correct <text:a xlink:type="simple" xlink:href="http://artint.info/html/ArtInt_195.html" text:style-name="Internet_20_link" text:visited-style-name="Visited_20_Internet_20_Link">(PAC) learning</text:a>, which guarantees an error at most <text:span text:style-name="T2">ε</text:span> at least <text:span text:style-name="T2">1-δ</text:span> of the time. If an agent chooses the midpoint of the range <text:span text:style-name="T2">[a,b]</text:span>, namely <text:span text:style-name="T2">(a+b)/(2)</text:span>, as its hypothesis, it will have error less than or equal to <text:span text:style-name="T2">(b-a)/(2)</text:span>, just when the hypothesis is in <text:span text:style-name="T2">[a,b]</text:span>. The value <text:span text:style-name="T2">1-δ</text:span> corresponds to <text:span text:style-name="T2">P(φ ≥ a ∧φ ≤ b | e)</text:span>. If <text:span text:style-name="T2">ε=(b-a)/(2)</text:span> and <text:span text:style-name="T2">δ=1-P(φ ≥ a ∧φ ≤ b | e)</text:span>, choosing the midpoint will result in an error at most <text:span text:style-name="T2">ε</text:span> in <text:span text:style-name="T2">1-δ</text:span> of the time. PAC learning<text:bookmark text:name="id12"/> gives worst-case results, whereas Bayesian learning gives the expected number. Typically, the Bayesian estimate is more accurate, but the PAC results give a guarantee of the error. The sample complexity (see Section <text:a xlink:type="simple" xlink:href="http://artint.info/html/ArtInt_195.html" text:style-name="Internet_20_link" text:visited-style-name="Visited_20_Internet_20_Link">7.7.2</text:a>) required for Bayesian learning is typically much less than that of PAC learning - many fewer examples are required to <text:span text:style-name="Emphasis">expect to achieve</text:span> the desired accuracy than are needed to <text:span text:style-name="Emphasis">guarantee</text:span> the desired accuracy.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09:34:40.268000000</meta:creation-date>
    <dc:date>2016-09-13T09:38:41.860000000</dc:date>
    <meta:editing-duration>PT4M3S</meta:editing-duration>
    <meta:editing-cycles>1</meta:editing-cycles>
    <meta:document-statistic meta:table-count="1" meta:image-count="3" meta:object-count="0" meta:page-count="6" meta:paragraph-count="61" meta:word-count="2341" meta:character-count="13622" meta:non-whitespace-character-count="11296"/>
    <meta:generator>LibreOffice/5.2.1.2$Windows_x86 LibreOffice_project/31dd62db80d4e60af04904455ec9c9219178d620</meta:generator>
  </office:meta>
</office:document-meta>
</file>